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fd96" officeooo:paragraph-rsid="001ffd96"/>
    </style:style>
    <style:style style:name="P2" style:family="paragraph" style:parent-style-name="Standard">
      <style:paragraph-properties fo:break-before="page"/>
      <style:text-properties officeooo:rsid="001ffd96" officeooo:paragraph-rsid="001ffd96"/>
    </style:style>
    <style:style style:name="P3" style:family="paragraph" style:parent-style-name="Standard">
      <style:text-properties officeooo:rsid="001ffd96" officeooo:paragraph-rsid="00210587"/>
    </style:style>
    <style:style style:name="P4" style:family="paragraph" style:parent-style-name="Standard">
      <style:paragraph-properties fo:break-before="page"/>
      <style:text-properties officeooo:rsid="001ffd96" officeooo:paragraph-rsid="0022de0b"/>
    </style:style>
    <style:style style:name="P5" style:family="paragraph" style:parent-style-name="Standard">
      <style:text-properties officeooo:rsid="001ffd96" officeooo:paragraph-rsid="0022de0b"/>
    </style:style>
    <style:style style:name="P6" style:family="paragraph" style:parent-style-name="Standard">
      <style:paragraph-properties fo:break-before="page"/>
      <style:text-properties officeooo:rsid="002434ce" officeooo:paragraph-rsid="002434ce"/>
    </style:style>
    <style:style style:name="T1" style:family="text">
      <style:text-properties officeooo:rsid="00210587"/>
    </style:style>
    <style:style style:name="T2" style:family="text">
      <style:text-properties officeooo:rsid="0022de0b"/>
    </style:style>
    <style:style style:name="T3" style:family="text">
      <style:text-properties officeooo:rsid="002434ce"/>
    </style:style>
    <style:style style:name="T4" style:family="text">
      <style:text-properties officeooo:rsid="00210587" fo:background-color="#81d41a" loext:char-shading-value="0"/>
    </style:style>
    <style:style style:name="T5" style:family="text">
      <style:text-properties officeooo:rsid="00210587" fo:background-color="#81d41a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ia battle;</text:p>
      <text:p text:style-name="P1"/>
      <text:p text:style-name="P3">Battle e uma minigame <text:span text:style-name="T3">mundo aberto </text:span>onde <text:span text:style-name="T3">contem</text:span> um mapa com <text:span text:style-name="T2">7 </text:span>regiões <text:span text:style-name="T3">e 6 raças com seus territórios </text:span><text:line-break/></text:p>
      <text:p text:style-name="P4"><text:span text:style-name="T1">Raças:<text:line-break/><text:line-break/><text:tab/>1 – Humanos - aldeões<text:line-break/>Humanos não tem muitas habilidades mas são ótimos negociantes e ladrões <text:line-break/><text:line-break/><text:tab/></text:span><text:span text:style-name="T5">2 – Magos </text:span><text:span text:style-name="T1"><text:line-break/>Magos possuem manas e magias mas são proibidos de praticar fora da aldeia<text:line-break/><text:line-break/><text:tab/>3 – Ninjas <text:line-break/>Ninjas altamente treinados e com habilidades excepcionais com catanas normalmente aceitam qualquer serviço por uma boa recompensa </text:span><text:line-break/><text:line-break/><text:tab/><text:span text:style-name="T1">4 – Golens<text:line-break/>Golens ninguém sabe de onde surgem mas não se engane são rápidos e sua força não se compara também adoram proteger os aldeões talvez sejam almas passadas <text:line-break/><text:line-break/><text:tab/>5 – </text:span><text:span text:style-name="T2">Anões </text:span></text:p>
      <text:p text:style-name="P5"><text:span text:style-name="T2">Anões vivem na mina em baixo e dentro do Monte Elen os anões têm uma força absurda por conta de seu serviço a desvantagem e que graças ao trabalho em lugares pequen</text:span><text:span text:style-name="T3">o</text:span><text:span text:style-name="T2">s sua raça evoluiu para conviver melhor com o território alguns anões gostam de fazerem serviços aos aldeões <text:line-break/><text:line-break/><text:line-break/><text:tab/>6 – Elfos<text:line-break/>Elfos uma raça muito superior aos magos não gostam de guerras e estudam todas magias até mesmo magias proibidas e odeiam os anões</text:span><text:span text:style-name="T1"><text:line-break/></text:span></text:p>
      <text:p text:style-name="P2">Regiões :<text:line-break/><text:line-break/><text:tab/>1 – aldeia dos magos <text:line-break/>aldeia onde os magos nasceram e alguns ainda praticam magia em prol de defender sua nação<text:line-break/></text:p>
      <text:p text:style-name="P1"><text:tab/>2 – vale dos quebrados <text:line-break/>vale onde contem bandidos e ex m<text:span text:style-name="T1">e</text:span>rc<text:span text:style-name="T1">e</text:span>n<text:span text:style-name="T1">á</text:span>rios tome cuidado dizem que foram visto atos de canibalismo na região<text:line-break/><text:tab/></text:p>
      <text:p text:style-name="P5"><text:tab/>3 – monte Elen <text:line-break/>monte onde alguns ninjas treinam suas artes marcia<text:span text:style-name="T1">i</text:span>s e alguns sempre retornam para descansar <text:line-break/>e contar <text:span text:style-name="T1">Hi</text:span>st<text:span text:style-name="T1">ó</text:span>rias de seus feitos <text:line-break/><text:line-break/><text:tab/>4 – grande aldeia <text:line-break/>aldeia onde alguns aldeões e comerciantes convivem muitos não tem habilidade física mas não se engane com a segurança o ato de roubar pode trazer uma penalidade fatal também dizem que dá para encontrar de tudo mas cuidado com o “submundo..”<text:line-break/><text:line-break/><text:tab/>5 – pântano ilícito <text:line-break/>pântano ilícito um ótimo lugara para se descansar também um ótimo lugar para se contrabandear e encontrar mercadorias proibidas <text:span text:style-name="T1">mas cuidado com oque se adquiri pois algumas regiões não toleram certas mercadorias<text:line-break/><text:line-break/><text:tab/></text:span><text:span text:style-name="T2">6 – Floresta elfo</text:span></text:p>
      <text:p text:style-name="P5"><text:span text:style-name="T2">Floresta dos elfos floresta bem amigável e isolada ótimo lugar para estudar magia normalmente os elfos não se misturam mas alguns elfos já foram banidos dessa região<text:line-break/><text:line-break/><text:tab/>7 – Mina dos Anões <text:line-break/>As minas são habitadas pelos anões quem a visita normalmente a compara com um formigueiro pois essa mina está repleta de colônia e casas além de ser um ótimo local para comprar armaduras e espadas dizem que são os melhores ferreiros de todo o battle <text:line-break/><text:line-break/></text:span></text:p>
      <text:p text:style-name="P6">Animais :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7T21:09:17.135000000</meta:creation-date>
    <dc:date>2025-06-08T00:37:45.750000000</dc:date>
    <meta:editing-duration>PT2H43M4S</meta:editing-duration>
    <meta:editing-cycles>1</meta:editing-cycles>
    <meta:document-statistic meta:table-count="0" meta:image-count="0" meta:object-count="0" meta:page-count="4" meta:paragraph-count="9" meta:word-count="403" meta:character-count="2418" meta:non-whitespace-character-count="1961"/>
    <meta:generator>LibreOffice/24.2.3.2$Windows_X86_64 LibreOffice_project/433d9c2ded56988e8a90e6b2e771ee4e6a5ab2ba</meta:generator>
  </office:meta>
</office:document-meta>
</file>